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officeooo:rsid="001556cf" officeooo:paragraph-rsid="001556cf"/>
    </style:style>
    <style:style style:name="P6" style:family="paragraph" style:parent-style-name="Text_20_body">
      <style:text-properties style:font-name="Arial" officeooo:rsid="001556cf" officeooo:paragraph-rsid="0017bb08"/>
    </style:style>
    <style:style style:name="P7" style:family="paragraph" style:parent-style-name="Text_20_body">
      <style:text-properties style:font-name="Arial" officeooo:rsid="00167d6b" officeooo:paragraph-rsid="00167d6b"/>
    </style:style>
    <style:style style:name="P8" style:family="paragraph" style:parent-style-name="Text_20_body">
      <style:text-properties style:font-name="Arial" officeooo:rsid="0017bb08" officeooo:paragraph-rsid="0017bb08"/>
    </style:style>
    <style:style style:name="P9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2" style:family="paragraph" style:parent-style-name="Title">
      <style:text-properties officeooo:rsid="00120c1a" officeooo:paragraph-rsid="00120c1a"/>
    </style:style>
    <style:style style:name="P13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91cc2"/>
    </style:style>
    <style:style style:name="T9" style:family="text">
      <style:text-properties officeooo:rsid="001a5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WorkINProgress</text:p>
      <text:p text:style-name="P1"/>
      <text:p text:style-name="P5">VARIABLES DE DECISION :</text:p>
      <text:p text:style-name="P5">a,b,c,d,e,f : QTE DE PRODUIT /<text:span text:style-name="T6">SEM</text:span>.</text:p>
      <text:p text:style-name="P10"/>
      <text:p text:style-name="P3">JEU DE CONTRAINTES :</text:p>
      <text:p text:style-name="P5">Contrainte maximum mtière prem.</text:p>
      <text:p text:style-name="P5">MP1 : a+2*b+c+5*d+ e + 2*f &lt;= 350</text:p>
      <text:p text:style-name="P5">MP2 : 2*a + 2*b+ c +2*d + <text:span text:style-name="T6">2*e + f &lt;= 620</text:span></text:p>
      <text:p text:style-name="P7">MP3 : a + 3*c + 2*d + 2*e &lt;= 485</text:p>
      <text:p text:style-name="P7">Contrainte domaine</text:p>
      <text:p text:style-name="P7">a&gt;=0 : b&gt;=0 : c&gt;=0 : d&gt;=0 : e&gt;=0 : f&gt;=0</text:p>
      <text:p text:style-name="P7">Contrainte tmps prod</text:p>
      <text:p text:style-name="P7">8*<text:span text:style-name="T7">a + 15*b + 5*d <text:s/>+ 10*f &lt;= 4800</text:span></text:p>
      <text:p text:style-name="P8">7*a + b + 2*c + 15*d +7*e + 12*f &lt;= 4800</text:p>
      <text:p text:style-name="P8">8*a + b +11*c + 10*e +25*f &lt;= 4800</text:p>
      <text:p text:style-name="P8">2*a + 10*b + 5*c + 4*d + 13*e + 7*f &lt;= 4800</text:p>
      <text:p text:style-name="P8">5*a + 7*d +10*e + 27*f &lt;= 4800</text:p>
      <text:p text:style-name="P8">5*a + 3*b + 5*c + 8*d + 7*f &lt;= 4800</text:p>
      <text:p text:style-name="P8">5*a + 5*b + 3*c + 12*d +8*e &lt;= 4800</text:p>
      <text:p text:style-name="P8"/>
      <text:p text:style-name="P13">Comptable</text:p>
      <text:p text:style-name="P2">Critères de décision :</text:p>
      <text:p text:style-name="P2">- Cout de fontionnement</text:p>
      <text:p text:style-name="P2">- Cout d'achat</text:p>
      <text:p text:style-name="P6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9">Critère :</text:p>
      <text:p text:style-name="P9">Tmps de fonctionnement.</text:p>
      <text:p text:style-name="P9">Objectif :</text:p>
      <text:p text:style-name="P9">Minimiser tmps Machine 3 et 5</text:p>
      <text:p text:style-name="P9"><text:soft-page-break/>f(a,b,c,d,e,f) = <text:span text:style-name="T8">8*a + b + 11*c + 10*e+ 25*f</text:span></text:p>
      <text:p text:style-name="P11">g(a,b,c,d,e,f) = 5*a +7*d +10*e +25*f</text:p>
      <text:p text:style-name="P11"/>
      <text:p text:style-name="P4">Resp. Atelier</text:p>
      <text:p text:style-name="P11">Critère :</text:p>
      <text:p text:style-name="P11">Nb Total de produits</text:p>
      <text:p text:style-name="P11">Objectif :</text:p>
      <text:p text:style-name="P11">Max Produits</text:p>
      <text:p text:style-name="P11">f(a,b,c,d,e,f) = a+b+c+d+e+f</text:p>
      <text:p text:style-name="P11"/>
      <text:p text:style-name="P4">Resp. Stock</text:p>
      <text:p text:style-name="P11">Objectif :</text:p>
      <text:p text:style-name="P11">Minimiser le n<text:span text:style-name="T9">ombre</text:span> de produits dans le stock</text:p>
      <text:p text:style-name="P11">f(a,b,c,d,e,f) = 5*a + 5*b +6*c + 10*d + 5*e +4*f (Somme des qts produits + Mt Premiere)</text:p>
      <text:p text:style-name="P11"/>
      <text:p text:style-name="P4">Resp. Commercial </text:p>
      <text:p text:style-name="P11">Critère : </text:p>
      <text:p text:style-name="P11">Nb Total de produits</text:p>
      <text:p text:style-name="P11">Objectif :</text:p>
      <text:p text:style-name="P11">Minimiser l'écart de qté</text:p>
      <text:p text:style-name="P11">f(a,b,c,d,e,f) = a+b+c -d -e -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0.4$Windows_x86 LibreOffice_project/05dceb5d363845f2cf968344d7adab8dcfb2ba71</meta:generator>
    <dc:date>2014-09-29T11:12:00.015000000</dc:date>
    <meta:document-statistic meta:table-count="0" meta:image-count="0" meta:object-count="0" meta:page-count="2" meta:paragraph-count="49" meta:word-count="275" meta:character-count="1426" meta:non-whitespace-character-count="1193"/>
    <meta:user-defined meta:name="Info 1"/>
    <meta:user-defined meta:name="Info 2"/>
    <meta:user-defined meta:name="Info 3"/>
    <meta:user-defined meta:name="Info 4"/>
  </office:meta>
</office:document-meta>
</file>